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3*"/>
    </style:style>
    <style:style style:name="Tabella2.D" style:family="table-column">
      <style:table-column-properties style:column-width="4.251cm" style:rel-column-width="16386*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D2" style:family="table-cell">
      <style:table-cell-properties fo:padding="0.097cm" fo:border-left="0.05pt solid #000000" fo:border-right="0.05pt solid #000000" fo:border-top="none" fo:border-bottom="none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none"/>
    </style:style>
    <style:style style:name="Tabella3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4.249cm" style:rel-column-width="16383*"/>
    </style:style>
    <style:style style:name="Tabella4.D" style:family="table-column">
      <style:table-column-properties style:column-width="4.251cm" style:rel-column-width="16386*"/>
    </style:style>
    <style:style style:name="Tabella4.A1" style:family="table-cell">
      <style:table-cell-properties fo:padding="0.097cm" fo:border-left="0.05pt solid #000000" fo:border-right="none" fo:border-top="0.05pt solid #000000" fo:border-bottom="none"/>
    </style:style>
    <style:style style:name="Tabella4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4.A2" style:family="table-cell">
      <style:table-cell-properties fo:padding="0.097cm" fo:border-left="0.05pt solid #000000" fo:border-right="none" fo:border-top="none" fo:border-bottom="none"/>
    </style:style>
    <style:style style:name="Tabella4.D2" style:family="table-cell">
      <style:table-cell-properties fo:padding="0.097cm" fo:border-left="0.05pt solid #000000" fo:border-right="0.05pt solid #000000" fo:border-top="none" fo:border-bottom="none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4.249cm" style:rel-column-width="16383*"/>
    </style:style>
    <style:style style:name="Tabella5.D" style:family="table-column">
      <style:table-column-properties style:column-width="4.251cm" style:rel-column-width="16386*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4.249cm" style:rel-column-width="16383*"/>
    </style:style>
    <style:style style:name="Tabella6.D" style:family="table-column">
      <style:table-column-properties style:column-width="4.251cm" style:rel-column-width="16386*"/>
    </style:style>
    <style:style style:name="Tabella6.A1" style:family="table-cell">
      <style:table-cell-properties fo:padding="0.097cm" fo:border-left="0.05pt solid #000000" fo:border-right="none" fo:border-top="0.05pt solid #000000" fo:border-bottom="none"/>
    </style:style>
    <style:style style:name="Tabel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0.05pt solid #000000" fo:border-right="0.05pt solid #000000" fo:border-top="none" fo:border-bottom="none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4.249cm" style:rel-column-width="16383*"/>
    </style:style>
    <style:style style:name="Tabella7.D" style:family="table-column">
      <style:table-column-properties style:column-width="4.251cm" style:rel-column-width="16386*"/>
    </style:style>
    <style:style style:name="Tabella7.A1" style:family="table-cell">
      <style:table-cell-properties fo:padding="0.097cm" fo:border-left="0.05pt solid #000000" fo:border-right="none" fo:border-top="0.05pt solid #000000" fo:border-bottom="none"/>
    </style:style>
    <style:style style:name="Tabel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4.249cm" style:rel-column-width="16383*"/>
    </style:style>
    <style:style style:name="Tabella8.D" style:family="table-column">
      <style:table-column-properties style:column-width="4.251cm" style:rel-column-width="16386*"/>
    </style:style>
    <style:style style:name="Tabella8.A1" style:family="table-cell">
      <style:table-cell-properties fo:padding="0.097cm" fo:border-left="0.05pt solid #000000" fo:border-right="none" fo:border-top="0.05pt solid #000000" fo:border-bottom="none"/>
    </style:style>
    <style:style style:name="Tabel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8.A2" style:family="table-cell">
      <style:table-cell-properties fo:padding="0.097cm" fo:border-left="0.05pt solid #000000" fo:border-right="none" fo:border-top="none" fo:border-bottom="none"/>
    </style:style>
    <style:style style:name="Tabella8.D2" style:family="table-cell">
      <style:table-cell-properties fo:padding="0.097cm" fo:border-left="0.05pt solid #000000" fo:border-right="0.05pt solid #000000" fo:border-top="none" fo:border-bottom="none"/>
    </style:style>
    <style:style style:name="Tabella8.A3" style:family="table-cell">
      <style:table-cell-properties fo:padding="0.097cm" fo:border-left="0.05pt solid #000000" fo:border-right="none" fo:border-top="none" fo:border-bottom="0.05pt solid #000000"/>
    </style:style>
    <style:style style:name="Tabel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4.249cm" style:rel-column-width="16383*"/>
    </style:style>
    <style:style style:name="Tabella9.D" style:family="table-column">
      <style:table-column-properties style:column-width="4.251cm" style:rel-column-width="16386*"/>
    </style:style>
    <style:style style:name="Tabella9.A1" style:family="table-cell">
      <style:table-cell-properties fo:padding="0.097cm" fo:border-left="0.05pt solid #000000" fo:border-right="none" fo:border-top="0.05pt solid #000000" fo:border-bottom="none"/>
    </style:style>
    <style:style style:name="Tabella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4.249cm" style:rel-column-width="16383*"/>
    </style:style>
    <style:style style:name="Tabella10.D" style:family="table-column">
      <style:table-column-properties style:column-width="4.251cm" style:rel-column-width="16386*"/>
    </style:style>
    <style:style style:name="Tabella10.A1" style:family="table-cell">
      <style:table-cell-properties fo:padding="0.097cm" fo:border-left="0.05pt solid #000000" fo:border-right="none" fo:border-top="0.05pt solid #000000" fo:border-bottom="none"/>
    </style:style>
    <style:style style:name="Tabella10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0.A2" style:family="table-cell">
      <style:table-cell-properties fo:padding="0.097cm" fo:border-left="0.05pt solid #000000" fo:border-right="none" fo:border-top="none" fo:border-bottom="none"/>
    </style:style>
    <style:style style:name="Tabella10.D2" style:family="table-cell">
      <style:table-cell-properties fo:padding="0.097cm" fo:border-left="0.05pt solid #000000" fo:border-right="0.05pt solid #000000" fo:border-top="none" fo:border-bottom="none"/>
    </style:style>
    <style:style style:name="Tabella10.A5" style:family="table-cell">
      <style:table-cell-properties fo:padding="0.097cm" fo:border-left="0.05pt solid #000000" fo:border-right="none" fo:border-top="none" fo:border-bottom="0.05pt solid #000000"/>
    </style:style>
    <style:style style:name="Tabella10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4.249cm" style:rel-column-width="16383*"/>
    </style:style>
    <style:style style:name="Tabella11.D" style:family="table-column">
      <style:table-column-properties style:column-width="4.251cm" style:rel-column-width="16386*"/>
    </style:style>
    <style:style style:name="Tabella11.A1" style:family="table-cell">
      <style:table-cell-properties fo:padding="0.097cm" fo:border-left="0.05pt solid #000000" fo:border-right="none" fo:border-top="0.05pt solid #000000" fo:border-bottom="none"/>
    </style:style>
    <style:style style:name="Tabella11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4.249cm" style:rel-column-width="16383*"/>
    </style:style>
    <style:style style:name="Tabella12.D" style:family="table-column">
      <style:table-column-properties style:column-width="4.251cm" style:rel-column-width="16386*"/>
    </style:style>
    <style:style style:name="Tabella12.A1" style:family="table-cell">
      <style:table-cell-properties fo:padding="0.097cm" fo:border-left="0.05pt solid #000000" fo:border-right="none" fo:border-top="0.05pt solid #000000" fo:border-bottom="none"/>
    </style:style>
    <style:style style:name="Tabella1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2.A2" style:family="table-cell">
      <style:table-cell-properties fo:padding="0.097cm" fo:border-left="0.05pt solid #000000" fo:border-right="none" fo:border-top="none" fo:border-bottom="none"/>
    </style:style>
    <style:style style:name="Tabella12.D2" style:family="table-cell">
      <style:table-cell-properties fo:padding="0.097cm" fo:border-left="0.05pt solid #000000" fo:border-right="0.05pt solid #000000" fo:border-top="none" fo:border-bottom="none"/>
    </style:style>
    <style:style style:name="Tabella12.A3" style:family="table-cell">
      <style:table-cell-properties fo:padding="0.097cm" fo:border-left="0.05pt solid #000000" fo:border-right="none" fo:border-top="none" fo:border-bottom="0.05pt solid #000000"/>
    </style:style>
    <style:style style:name="Tabel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style="italic" fo:font-weight="bold" officeooo:rsid="0002849d" officeooo:paragraph-rsid="0002849d" style:font-size-asian="13.1000003814697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font-size="15pt" fo:font-style="italic" fo:font-weight="normal" officeooo:rsid="0002c64a" officeooo:paragraph-rsid="0002c64a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text-properties fo:font-size="15pt" fo:font-style="normal" fo:font-weight="bold" officeooo:rsid="0002849d" officeooo:paragraph-rsid="0002849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normal" fo:font-weight="bold" officeooo:rsid="0002849d" officeooo:paragraph-rsid="0002849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style="normal" fo:font-weight="bold" officeooo:rsid="0002849d" officeooo:paragraph-rsid="0002c64a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font-style="normal" fo:font-weight="bold" officeooo:rsid="0002849d" officeooo:paragraph-rsid="000fe34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font-style="normal" fo:font-weight="bold" officeooo:rsid="0002849d" officeooo:paragraph-rsid="00081bbc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font-style="normal" fo:font-weight="bold" officeooo:rsid="0002849d" officeooo:paragraph-rsid="0009a8b0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font-style="normal" fo:font-weight="bold" officeooo:rsid="000e5d64" officeooo:paragraph-rsid="000fe34d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text-properties fo:font-size="15pt" fo:font-style="normal" fo:font-weight="bold" officeooo:rsid="0003be7c" officeooo:paragraph-rsid="0002c64a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text-properties fo:font-size="15pt" fo:font-style="normal" fo:font-weight="bold" officeooo:rsid="0003be7c" officeooo:paragraph-rsid="0003be7c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text-properties fo:font-size="15pt" fo:font-style="normal" fo:font-weight="bold" officeooo:rsid="0003be7c" officeooo:paragraph-rsid="0004ce13" style:font-size-asian="15pt" style:font-style-asian="normal" style:font-weight-asian="bold" style:font-size-complex="15pt" style:font-style-complex="normal" style:font-weight-complex="bold"/>
    </style:style>
    <style:style style:name="P13" style:family="paragraph" style:parent-style-name="Standard">
      <style:text-properties fo:font-size="15pt" fo:font-style="normal" fo:font-weight="bold" officeooo:rsid="0003be7c" officeooo:paragraph-rsid="0009a8b0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text-properties fo:font-size="15pt" fo:font-style="normal" fo:font-weight="bold" officeooo:rsid="0003be7c" officeooo:paragraph-rsid="000fe34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font-style="normal" fo:font-weight="normal" officeooo:rsid="0002849d" officeooo:paragraph-rsid="0003be7c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text-properties fo:font-size="15pt" fo:font-style="normal" fo:font-weight="normal" officeooo:rsid="0002849d" officeooo:paragraph-rsid="0004ce13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text-properties fo:font-size="15pt" fo:font-style="normal" fo:font-weight="normal" officeooo:rsid="0002849d" officeooo:paragraph-rsid="00081bbc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text-properties fo:font-size="15pt" fo:font-style="normal" fo:font-weight="normal" officeooo:rsid="0002849d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text-properties fo:font-size="15pt" fo:font-style="normal" fo:font-weight="normal" officeooo:rsid="0002849d" officeooo:paragraph-rsid="000c2a25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normal" officeooo:rsid="0002849d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21" style:family="paragraph" style:parent-style-name="Standard">
      <style:text-properties fo:font-size="15pt" fo:font-style="normal" fo:font-weight="normal" officeooo:rsid="0002849d" officeooo:paragraph-rsid="0012cec9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normal" officeooo:rsid="0002849d" officeooo:paragraph-rsid="0013d96a" style:font-size-asian="15pt" style:font-style-asian="normal" style:font-weight-asian="normal" style:font-size-complex="15pt" style:font-style-complex="normal" style:font-weight-complex="normal"/>
    </style:style>
    <style:style style:name="P23" style:family="paragraph" style:parent-style-name="Standard">
      <style:text-properties fo:font-size="15pt" fo:font-style="normal" fo:font-weight="normal" officeooo:rsid="0002849d" officeooo:paragraph-rsid="002414a9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Standard">
      <style:text-properties fo:font-size="15pt" fo:font-style="normal" fo:font-weight="normal" officeooo:rsid="0003be7c" officeooo:paragraph-rsid="0003be7c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Standard">
      <style:text-properties fo:font-size="15pt" fo:font-style="normal" fo:font-weight="normal" officeooo:rsid="0003be7c" officeooo:paragraph-rsid="0004ce13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size="15pt" fo:font-style="normal" fo:font-weight="normal" officeooo:rsid="0003be7c" officeooo:paragraph-rsid="0004f856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fo:font-size="15pt" fo:font-style="normal" fo:font-weight="normal" officeooo:rsid="0003be7c" officeooo:paragraph-rsid="00069e01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text-properties fo:font-size="15pt" fo:font-style="normal" fo:font-weight="normal" officeooo:rsid="0003be7c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fo:font-size="15pt" fo:font-style="normal" fo:font-weight="normal" officeooo:rsid="0003be7c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30" style:family="paragraph" style:parent-style-name="Standard">
      <style:text-properties fo:font-size="15pt" fo:font-style="normal" fo:font-weight="normal" officeooo:rsid="0003be7c" officeooo:paragraph-rsid="0012cec9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text-properties fo:font-size="15pt" fo:font-style="normal" fo:font-weight="normal" officeooo:rsid="0004f856" officeooo:paragraph-rsid="0004f856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text-properties fo:font-size="15pt" fo:font-style="normal" fo:font-weight="normal" officeooo:rsid="0004f856" officeooo:paragraph-rsid="0012cec9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text-properties fo:font-size="15pt" fo:font-style="normal" fo:font-weight="normal" officeooo:rsid="0009a8b0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text-properties fo:font-size="15pt" fo:font-style="normal" fo:font-weight="normal" officeooo:rsid="0009a8b0" officeooo:paragraph-rsid="000c2a25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>
      <style:text-properties fo:font-size="15pt" fo:font-style="normal" fo:font-weight="normal" officeooo:rsid="0009a8b0" officeooo:paragraph-rsid="002414a9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text-properties fo:font-size="12pt" fo:font-style="normal" fo:font-weight="bold" officeooo:rsid="0002849d" officeooo:paragraph-rsid="0002849d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size="15pt" fo:font-style="normal" fo:font-weight="bold" officeooo:rsid="0003be7c" officeooo:paragraph-rsid="0003be7c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5pt" fo:font-style="normal" fo:font-weight="bold" officeooo:rsid="0003be7c" officeooo:paragraph-rsid="0004ce13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15pt" fo:font-style="normal" fo:font-weight="bold" officeooo:rsid="0003be7c" officeooo:paragraph-rsid="0009a8b0" style:font-size-asian="15pt" style:font-style-asian="normal" style:font-weight-asian="bold" style:font-size-complex="15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15pt" fo:font-style="normal" fo:font-weight="bold" officeooo:rsid="0003be7c" officeooo:paragraph-rsid="000fe34d" style:font-size-asian="15pt" style:font-style-asian="normal" style:font-weight-asian="bold" style:font-size-complex="15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3be7c" officeooo:paragraph-rsid="0003be7c" style:font-size-asian="15pt" style:font-style-asian="normal" style:font-weight-asian="normal" style:font-size-complex="15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3be7c" officeooo:paragraph-rsid="0004ce13" style:font-size-asian="15pt" style:font-style-asian="normal" style:font-weight-asian="normal" style:font-size-complex="15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3be7c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3be7c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ce13" officeooo:paragraph-rsid="0004ce13" style:font-size-asian="15pt" style:font-style-asian="normal" style:font-weight-asian="normal" style:font-size-complex="15pt" style:font-style-complex="normal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ce13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ce13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f856" officeooo:paragraph-rsid="0004f856" style:font-size-asian="15pt" style:font-style-asian="normal" style:font-weight-asian="normal" style:font-size-complex="15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f856" officeooo:paragraph-rsid="0009a8b0" style:font-size-asian="15pt" style:font-style-asian="normal" style:font-weight-asian="normal" style:font-size-complex="15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4f856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a29e5" officeooo:paragraph-rsid="000a29e5" style:font-size-asian="15pt" style:font-style-asian="normal" style:font-weight-asian="normal" style:font-size-complex="15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a29e5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c1302" officeooo:paragraph-rsid="000c1302" style:font-size-asian="15pt" style:font-style-asian="normal" style:font-weight-asian="normal" style:font-size-complex="15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c1302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size="15pt" fo:font-style="normal" fo:font-weight="normal" officeooo:rsid="000fe34d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size="15pt" fo:font-style="normal" fo:font-weight="normal" officeooo:rsid="0012cec9" officeooo:paragraph-rsid="0012cec9" style:font-size-asian="15pt" style:font-style-asian="normal" style:font-weight-asian="normal" style:font-size-complex="15pt" style:font-style-complex="normal" style:font-weight-complex="normal"/>
    </style:style>
    <style:style style:name="P57" style:family="paragraph" style:parent-style-name="Standard">
      <style:text-properties fo:font-size="15pt" fo:font-style="normal" fo:font-weight="normal" officeooo:rsid="0003be7c" officeooo:paragraph-rsid="0029404b" style:font-size-asian="15pt" style:font-style-asian="normal" style:font-weight-asian="normal" style:font-size-complex="15pt" style:font-style-complex="normal" style:font-weight-complex="normal"/>
    </style:style>
    <style:style style:name="P58" style:family="paragraph" style:parent-style-name="Standard">
      <style:text-properties fo:font-size="15pt" fo:font-style="normal" fo:font-weight="normal" officeooo:rsid="0003be7c" officeooo:paragraph-rsid="000fe34d" style:font-size-asian="15pt" style:font-style-asian="normal" style:font-weight-asian="normal" style:font-size-complex="15pt" style:font-style-complex="normal" style:font-weight-complex="normal"/>
    </style:style>
    <style:style style:name="P59" style:family="paragraph" style:parent-style-name="Standard">
      <style:text-properties fo:font-size="15pt" fo:font-style="normal" fo:font-weight="normal" officeooo:rsid="0002849d" officeooo:paragraph-rsid="0029404b" style:font-size-asian="15pt" style:font-style-asian="normal" style:font-weight-asian="normal" style:font-size-complex="15pt" style:font-style-complex="normal" style:font-weight-complex="normal"/>
    </style:style>
    <style:style style:name="P60" style:family="paragraph" style:parent-style-name="Standard">
      <style:text-properties fo:font-size="15pt" fo:font-style="normal" fo:font-weight="normal" officeooo:rsid="0004f856" officeooo:paragraph-rsid="0029404b" style:font-size-asian="15pt" style:font-style-asian="normal" style:font-weight-asian="normal" style:font-size-complex="15pt" style:font-style-complex="normal" style:font-weight-complex="normal"/>
    </style:style>
    <style:style style:name="P61" style:family="paragraph" style:parent-style-name="Standard">
      <style:text-properties fo:font-size="15pt" fo:font-style="normal" fo:font-weight="normal" officeooo:rsid="0009a8b0" officeooo:paragraph-rsid="002a3471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normal" officeooo:rsid="0003be7c" style:font-weight-asian="normal" style:font-weight-complex="normal"/>
    </style:style>
    <style:style style:name="T2" style:family="text">
      <style:text-properties fo:font-weight="normal" officeooo:rsid="000fe34d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c64a" style:font-weight-asian="bold" style:font-weight-complex="bold"/>
    </style:style>
    <style:style style:name="T5" style:family="text">
      <style:text-properties fo:font-weight="bold" officeooo:rsid="0003be7c" style:font-weight-asian="bold" style:font-weight-complex="bold"/>
    </style:style>
    <style:style style:name="T6" style:family="text">
      <style:text-properties fo:font-weight="bold" officeooo:rsid="0004ce13" style:font-weight-asian="bold" style:font-weight-complex="bold"/>
    </style:style>
    <style:style style:name="T7" style:family="text">
      <style:text-properties fo:font-weight="bold" officeooo:rsid="0004f856" style:font-weight-asian="bold" style:font-weight-complex="bold"/>
    </style:style>
    <style:style style:name="T8" style:family="text">
      <style:text-properties fo:font-weight="bold" officeooo:rsid="000b6e83" style:font-weight-asian="bold" style:font-weight-complex="bold"/>
    </style:style>
    <style:style style:name="T9" style:family="text">
      <style:text-properties fo:font-weight="bold" officeooo:rsid="00069e01" style:font-weight-asian="bold" style:font-weight-complex="bold"/>
    </style:style>
    <style:style style:name="T10" style:family="text">
      <style:text-properties fo:font-weight="bold" officeooo:rsid="00081bbc" style:font-weight-asian="bold" style:font-weight-complex="bold"/>
    </style:style>
    <style:style style:name="T11" style:family="text">
      <style:text-properties fo:font-weight="bold" officeooo:rsid="0009a8b0" style:font-weight-asian="bold" style:font-weight-complex="bold"/>
    </style:style>
    <style:style style:name="T12" style:family="text">
      <style:text-properties fo:font-weight="bold" officeooo:rsid="000c1302" style:font-weight-asian="bold" style:font-weight-complex="bold"/>
    </style:style>
    <style:style style:name="T13" style:family="text">
      <style:text-properties fo:font-weight="bold" officeooo:rsid="000c2a25" style:font-weight-asian="bold" style:font-weight-complex="bold"/>
    </style:style>
    <style:style style:name="T14" style:family="text">
      <style:text-properties fo:font-weight="bold" officeooo:rsid="00111a68" style:font-weight-asian="bold" style:font-weight-complex="bold"/>
    </style:style>
    <style:style style:name="T15" style:family="text">
      <style:text-properties fo:font-weight="bold" officeooo:rsid="0012cec9" style:font-weight-asian="bold" style:font-weight-complex="bold"/>
    </style:style>
    <style:style style:name="T16" style:family="text">
      <style:text-properties fo:font-weight="bold" officeooo:rsid="001bc4d3" style:font-weight-asian="bold" style:font-weight-complex="bold"/>
    </style:style>
    <style:style style:name="T17" style:family="text">
      <style:text-properties fo:font-weight="bold" officeooo:rsid="001d546e" style:font-weight-asian="bold" style:font-weight-complex="bold"/>
    </style:style>
    <style:style style:name="T18" style:family="text">
      <style:text-properties fo:font-weight="bold" officeooo:rsid="001ece13" style:font-weight-asian="bold" style:font-weight-complex="bold"/>
    </style:style>
    <style:style style:name="T19" style:family="text">
      <style:text-properties fo:font-weight="bold" officeooo:rsid="001f5160" style:font-weight-asian="bold" style:font-weight-complex="bold"/>
    </style:style>
    <style:style style:name="T20" style:family="text">
      <style:text-properties fo:font-weight="bold" officeooo:rsid="00279ac0" style:font-weight-asian="bold" style:font-weight-complex="bold"/>
    </style:style>
    <style:style style:name="T21" style:family="text">
      <style:text-properties fo:font-weight="bold" officeooo:rsid="00185f19" style:font-weight-asian="bold" style:font-weight-complex="bold"/>
    </style:style>
    <style:style style:name="T22" style:family="text">
      <style:text-properties fo:font-weight="bold" officeooo:rsid="0029404b" style:font-weight-asian="bold" style:font-weight-complex="bold"/>
    </style:style>
    <style:style style:name="T23" style:family="text">
      <style:text-properties fo:font-weight="bold" officeooo:rsid="002a3471" style:font-weight-asian="bold" style:font-weight-complex="bold"/>
    </style:style>
    <style:style style:name="T24" style:family="text">
      <style:text-properties fo:font-weight="bold" officeooo:rsid="002b404c" style:font-weight-asian="bold" style:font-weight-complex="bold"/>
    </style:style>
    <style:style style:name="T25" style:family="text">
      <style:text-properties officeooo:rsid="0002c64a"/>
    </style:style>
    <style:style style:name="T26" style:family="text">
      <style:text-properties officeooo:rsid="0003be7c"/>
    </style:style>
    <style:style style:name="T27" style:family="text">
      <style:text-properties style:text-position="super 58%"/>
    </style:style>
    <style:style style:name="T28" style:family="text">
      <style:text-properties style:text-position="super 58%" fo:font-weight="bold" style:font-weight-asian="bold" style:font-weight-complex="bold"/>
    </style:style>
    <style:style style:name="T29" style:family="text">
      <style:text-properties style:text-position="super 58%" fo:font-weight="bold" officeooo:rsid="000b6e83" style:font-weight-asian="bold" style:font-weight-complex="bold"/>
    </style:style>
    <style:style style:name="T30" style:family="text">
      <style:text-properties style:text-position="super 58%" fo:font-weight="bold" officeooo:rsid="0012cec9" style:font-weight-asian="bold" style:font-weight-complex="bold"/>
    </style:style>
    <style:style style:name="T31" style:family="text">
      <style:text-properties style:text-position="super 58%" fo:font-weight="bold" officeooo:rsid="002414a9" style:font-weight-asian="bold" style:font-weight-complex="bold"/>
    </style:style>
    <style:style style:name="T32" style:family="text">
      <style:text-properties style:text-position="super 58%" fo:font-weight="bold" officeooo:rsid="0025bc6d" style:font-weight-asian="bold" style:font-weight-complex="bold"/>
    </style:style>
    <style:style style:name="T33" style:family="text">
      <style:text-properties style:text-position="super 58%" fo:font-weight="bold" officeooo:rsid="00185f19" style:font-weight-asian="bold" style:font-weight-complex="bold"/>
    </style:style>
    <style:style style:name="T34" style:family="text">
      <style:text-properties style:text-position="super 58%" fo:font-weight="bold" officeooo:rsid="002b404c" style:font-weight-asian="bold" style:font-weight-complex="bold"/>
    </style:style>
    <style:style style:name="T35" style:family="text">
      <style:text-properties style:text-position="super 58%" fo:font-size="14pt" officeooo:rsid="0020dfed" style:font-size-asian="14pt" style:font-size-complex="14pt"/>
    </style:style>
    <style:style style:name="T36" style:family="text">
      <style:text-properties style:text-position="0% 100%" fo:font-weight="bold" style:font-weight-asian="bold" style:font-weight-complex="bold"/>
    </style:style>
    <style:style style:name="T37" style:family="text">
      <style:text-properties style:text-position="0% 100%" fo:font-weight="bold" officeooo:rsid="000b6e83" style:font-weight-asian="bold" style:font-weight-complex="bold"/>
    </style:style>
    <style:style style:name="T38" style:family="text">
      <style:text-properties style:text-position="0% 100%" fo:font-weight="bold" officeooo:rsid="0004f856" style:font-weight-asian="bold" style:font-weight-complex="bold"/>
    </style:style>
    <style:style style:name="T39" style:family="text">
      <style:text-properties style:text-position="0% 100%" fo:font-weight="bold" officeooo:rsid="00069e01" style:font-weight-asian="bold" style:font-weight-complex="bold"/>
    </style:style>
    <style:style style:name="T40" style:family="text">
      <style:text-properties style:text-position="0% 100%" fo:font-weight="bold" officeooo:rsid="0009a8b0" style:font-weight-asian="bold" style:font-weight-complex="bold"/>
    </style:style>
    <style:style style:name="T41" style:family="text">
      <style:text-properties style:text-position="0% 100%" fo:font-weight="bold" officeooo:rsid="000c2a25" style:font-weight-asian="bold" style:font-weight-complex="bold"/>
    </style:style>
    <style:style style:name="T42" style:family="text">
      <style:text-properties style:text-position="0% 100%" fo:font-weight="bold" officeooo:rsid="0012cec9" style:font-weight-asian="bold" style:font-weight-complex="bold"/>
    </style:style>
    <style:style style:name="T43" style:family="text">
      <style:text-properties style:text-position="0% 100%" fo:font-weight="bold" officeooo:rsid="0023e9b5" style:font-weight-asian="bold" style:font-weight-complex="bold"/>
    </style:style>
    <style:style style:name="T44" style:family="text">
      <style:text-properties style:text-position="0% 100%" fo:font-weight="bold" officeooo:rsid="002414a9" style:font-weight-asian="bold" style:font-weight-complex="bold"/>
    </style:style>
    <style:style style:name="T45" style:family="text">
      <style:text-properties style:text-position="0% 100%" fo:font-weight="bold" officeooo:rsid="00185f19" style:font-weight-asian="bold" style:font-weight-complex="bold"/>
    </style:style>
    <style:style style:name="T46" style:family="text">
      <style:text-properties style:text-position="0% 100%" fo:font-weight="bold" officeooo:rsid="0029404b" style:font-weight-asian="bold" style:font-weight-complex="bold"/>
    </style:style>
    <style:style style:name="T47" style:family="text">
      <style:text-properties style:text-position="0% 100%" fo:font-weight="bold" officeooo:rsid="002a3471" style:font-weight-asian="bold" style:font-weight-complex="bold"/>
    </style:style>
    <style:style style:name="T48" style:family="text">
      <style:text-properties style:text-position="0% 100%" fo:font-weight="bold" officeooo:rsid="002b3fae" style:font-weight-asian="bold" style:font-weight-complex="bold"/>
    </style:style>
    <style:style style:name="T49" style:family="text">
      <style:text-properties style:text-position="0% 100%" fo:font-weight="bold" officeooo:rsid="002b404c" style:font-weight-asian="bold" style:font-weight-complex="bold"/>
    </style:style>
    <style:style style:name="T50" style:family="text">
      <style:text-properties style:text-position="0% 100%" officeooo:rsid="002389ec"/>
    </style:style>
    <style:style style:name="T51" style:family="text">
      <style:text-properties officeooo:rsid="00081bbc"/>
    </style:style>
    <style:style style:name="T52" style:family="text">
      <style:text-properties officeooo:rsid="0009a8b0"/>
    </style:style>
    <style:style style:name="T53" style:family="text">
      <style:text-properties officeooo:rsid="000c2a25"/>
    </style:style>
    <style:style style:name="T54" style:family="text">
      <style:text-properties fo:font-size="14pt" officeooo:rsid="00217de5" style:font-size-asian="14pt" style:font-size-complex="14pt"/>
    </style:style>
    <style:style style:name="T55" style:family="text">
      <style:text-properties fo:font-size="14pt" officeooo:rsid="0023e9b5" style:font-size-asian="14pt" style:font-size-complex="14pt"/>
    </style:style>
    <style:style style:name="T56" style:family="text">
      <style:text-properties officeooo:rsid="0013d96a"/>
    </style:style>
    <style:style style:name="T57" style:family="text">
      <style:text-properties officeooo:rsid="002a3471"/>
    </style:style>
    <style:style style:name="T58" style:family="text">
      <style:text-properties officeooo:rsid="002b3fae"/>
    </style:style>
    <style:style style:name="T59" style:family="text">
      <style:text-properties officeooo:rsid="002b40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strutturazione schema E-R:</text:p>
      <text:p text:style-name="P2">(consideriamo il costo delle operazioni di scrittura il doppio rispetto quelle di lettura)</text:p>
      <text:p text:style-name="P3">Attributi ridondanti:</text:p>
      <text:p text:style-name="P3"/>
      <text:p text:style-name="P3">Cuoco:</text:p>
      <text:p text:style-name="P5">-numero ricette :</text:p>
      <text:p text:style-name="P5"/>
      <text:p text:style-name="P5"/>
      <text:p text:style-name="P15"><text:span text:style-name="T5"><text:tab/>Operazione 1:“</text:span><text:span text:style-name="T26">trova numero ricette di un cuoco</text:span><text:span text:style-name="T5">”</text:span></text:p>
      <text:p text:style-name="P15"><text:span text:style-name="T5"><text:tab/>Operazione </text:span><text:span text:style-name="T9">2</text:span><text:span text:style-name="T5">:“</text:span><text:span text:style-name="T26">memorizza una ricetta di un cuoco</text:span><text:span text:style-name="T5">”</text:span></text:p>
      <text:p text:style-name="P10">tavola degli accessi in caso di dato ridondante:</text:p>
      <text:p text:style-name="P26"><text:span text:style-name="T5">O</text:span><text:span text:style-name="T3">perazione1: </text:span><text:span text:style-name="T7">1*</text:span><text:span text:style-name="T8">12*10</text:span><text:span text:style-name="T29">7</text:span><text:span text:style-name="T38">= </text:span><text:span text:style-name="T37">12*10</text:span><text:span text:style-name="T32">6</text:span><text:span text:style-name="T38">al giorno</text:span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37">Concetto </text:p>
          </table:table-cell>
          <table:table-cell table:style-name="Tabella1.A1" office:value-type="string">
            <text:p text:style-name="P37">Costrutto</text:p>
          </table:table-cell>
          <table:table-cell table:style-name="Tabella1.A1" office:value-type="string">
            <text:p text:style-name="P37">Accessi</text:p>
          </table:table-cell>
          <table:table-cell table:style-name="Tabella1.D1" office:value-type="string">
            <text:p text:style-name="P37">Tipo</text:p>
          </table:table-cell>
        </table:table-row>
        <table:table-row>
          <table:table-cell table:style-name="Tabella1.A2" office:value-type="string">
            <text:p text:style-name="P41">Cuoco</text:p>
          </table:table-cell>
          <table:table-cell table:style-name="Tabella1.A2" office:value-type="string">
            <text:p text:style-name="P41">Entità</text:p>
          </table:table-cell>
          <table:table-cell table:style-name="Tabella1.A2" office:value-type="string">
            <text:p text:style-name="P41">1</text:p>
          </table:table-cell>
          <table:table-cell table:style-name="Tabella1.D2" office:value-type="string">
            <text:p text:style-name="P41">L</text:p>
          </table:table-cell>
        </table:table-row>
      </table:table>
      <text:p text:style-name="P10"/>
      <text:p text:style-name="P24"><text:span text:style-name="T3">Operazione2: </text:span><text:span text:style-name="T16">3</text:span><text:span text:style-name="T7">*7= </text:span><text:span text:style-name="T16">21</text:span><text:span text:style-name="T7"> al mese</text:span></text:p>
      <table:table table:name="Tabella2" table:style-name="Tabella2">
        <table:table-column table:style-name="Tabella2.A" table:number-columns-repeated="3"/>
        <table:table-column table:style-name="Tabella2.D"/>
        <table:table-row>
          <table:table-cell table:style-name="Tabella2.A1" office:value-type="string">
            <text:p text:style-name="P37">Concetto </text:p>
          </table:table-cell>
          <table:table-cell table:style-name="Tabella2.A1" office:value-type="string">
            <text:p text:style-name="P37">Costrutto</text:p>
          </table:table-cell>
          <table:table-cell table:style-name="Tabella2.A1" office:value-type="string">
            <text:p text:style-name="P37">Accessi</text:p>
          </table:table-cell>
          <table:table-cell table:style-name="Tabella2.D1" office:value-type="string">
            <text:p text:style-name="P37">Tipo</text:p>
          </table:table-cell>
        </table:table-row>
        <table:table-row>
          <table:table-cell table:style-name="Tabella2.A2" office:value-type="string">
            <text:p text:style-name="P41">Ricetta</text:p>
          </table:table-cell>
          <table:table-cell table:style-name="Tabella2.A2" office:value-type="string">
            <text:p text:style-name="P41">Entità</text:p>
          </table:table-cell>
          <table:table-cell table:style-name="Tabella2.A2" office:value-type="string">
            <text:p text:style-name="P41">1</text:p>
          </table:table-cell>
          <table:table-cell table:style-name="Tabella2.D2" office:value-type="string">
            <text:p text:style-name="P41">S</text:p>
          </table:table-cell>
        </table:table-row>
        <table:table-row>
          <table:table-cell table:style-name="Tabella2.A2" office:value-type="string">
            <text:p text:style-name="P45">Autore</text:p>
          </table:table-cell>
          <table:table-cell table:style-name="Tabella2.A2" office:value-type="string">
            <text:p text:style-name="P45">Associazione</text:p>
          </table:table-cell>
          <table:table-cell table:style-name="Tabella2.A2" office:value-type="string">
            <text:p text:style-name="P45">1</text:p>
          </table:table-cell>
          <table:table-cell table:style-name="Tabella2.D2" office:value-type="string">
            <text:p text:style-name="P45">S</text:p>
          </table:table-cell>
        </table:table-row>
        <table:table-row>
          <table:table-cell table:style-name="Tabella2.A2" office:value-type="string">
            <text:p text:style-name="P45">Cuoco</text:p>
          </table:table-cell>
          <table:table-cell table:style-name="Tabella2.A2" office:value-type="string">
            <text:p text:style-name="P45">Entità</text:p>
          </table:table-cell>
          <table:table-cell table:style-name="Tabella2.A2" office:value-type="string">
            <text:p text:style-name="P45">1</text:p>
          </table:table-cell>
          <table:table-cell table:style-name="Tabella2.D2" office:value-type="string">
            <text:p text:style-name="P45">L</text:p>
          </table:table-cell>
        </table:table-row>
        <table:table-row>
          <table:table-cell table:style-name="Tabella2.A5" office:value-type="string">
            <text:p text:style-name="P45">Cuoco</text:p>
          </table:table-cell>
          <table:table-cell table:style-name="Tabella2.A5" office:value-type="string">
            <text:p text:style-name="P45">Entità</text:p>
          </table:table-cell>
          <table:table-cell table:style-name="Tabella2.A5" office:value-type="string">
            <text:p text:style-name="P45">1</text:p>
          </table:table-cell>
          <table:table-cell table:style-name="Tabella2.D5" office:value-type="string">
            <text:p text:style-name="P45">S</text:p>
          </table:table-cell>
        </table:table-row>
      </table:table>
      <text:p text:style-name="P11"/>
      <text:p text:style-name="P31"><text:span text:style-name="T5">C</text:span><text:span text:style-name="T3">osto totale: 12*10</text:span><text:span text:style-name="T32">6</text:span><text:span text:style-name="T36"> con la seconda operazione trascurabile</text:span></text:p>
      <text:p text:style-name="P11"/>
      <text:p text:style-name="P16"><text:span text:style-name="T5">tavola degli accessi in caso di </text:span><text:span text:style-name="T6">assenza di </text:span><text:span text:style-name="T5">dato ridondante:</text:span></text:p>
      <text:p text:style-name="P27"><text:span text:style-name="T3">Operazione1: </text:span><text:span text:style-name="T23">3</text:span><text:span text:style-name="T9">*</text:span><text:span text:style-name="T8">12*10</text:span><text:span text:style-name="T32">6</text:span><text:span text:style-name="T38">= </text:span><text:span text:style-name="T48">36</text:span><text:span text:style-name="T37">*10</text:span><text:span text:style-name="T32">6</text:span><text:span text:style-name="T38">al giorno</text:span>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38">Concetto </text:p>
          </table:table-cell>
          <table:table-cell table:style-name="Tabella3.A1" office:value-type="string">
            <text:p text:style-name="P38">Costrutto</text:p>
          </table:table-cell>
          <table:table-cell table:style-name="Tabella3.A1" office:value-type="string">
            <text:p text:style-name="P38">Accessi</text:p>
          </table:table-cell>
          <table:table-cell table:style-name="Tabella3.D1" office:value-type="string">
            <text:p text:style-name="P38">Tipo</text:p>
          </table:table-cell>
        </table:table-row>
        <table:table-row>
          <table:table-cell table:style-name="Tabella3.A2" office:value-type="string">
            <text:p text:style-name="P45">Autore</text:p>
          </table:table-cell>
          <table:table-cell table:style-name="Tabella3.A2" office:value-type="string">
            <text:p text:style-name="P45">Relazione</text:p>
          </table:table-cell>
          <table:table-cell table:style-name="Tabella3.A2" office:value-type="string">
            <text:p text:style-name="P48">3</text:p>
          </table:table-cell>
          <table:table-cell table:style-name="Tabella3.D2" office:value-type="string">
            <text:p text:style-name="P48">L</text:p>
          </table:table-cell>
        </table:table-row>
      </table:table>
      <text:p text:style-name="P12"/>
      <text:p text:style-name="P25"><text:span text:style-name="T3">Operazione2: </text:span><text:span text:style-name="T9">2*</text:span><text:span text:style-name="T17">3</text:span><text:span text:style-name="T9">= </text:span><text:span text:style-name="T17">6</text:span><text:span text:style-name="T9"> al mese</text:span></text:p>
      <table:table table:name="Tabella4" table:style-name="Tabella4">
        <table:table-column table:style-name="Tabella4.A" table:number-columns-repeated="3"/>
        <table:table-column table:style-name="Tabella4.D"/>
        <table:table-row>
          <table:table-cell table:style-name="Tabella4.A1" office:value-type="string">
            <text:p text:style-name="P38">Concetto </text:p>
          </table:table-cell>
          <table:table-cell table:style-name="Tabella4.A1" office:value-type="string">
            <text:p text:style-name="P38">Costrutto</text:p>
          </table:table-cell>
          <table:table-cell table:style-name="Tabella4.A1" office:value-type="string">
            <text:p text:style-name="P38">Accessi</text:p>
          </table:table-cell>
          <table:table-cell table:style-name="Tabella4.D1" office:value-type="string">
            <text:p text:style-name="P38">Tipo</text:p>
          </table:table-cell>
        </table:table-row>
        <table:table-row>
          <table:table-cell table:style-name="Tabella4.A2" office:value-type="string">
            <text:p text:style-name="P42">Ricetta</text:p>
          </table:table-cell>
          <table:table-cell table:style-name="Tabella4.A2" office:value-type="string">
            <text:p text:style-name="P42">Entità</text:p>
          </table:table-cell>
          <table:table-cell table:style-name="Tabella4.A2" office:value-type="string">
            <text:p text:style-name="P42">1</text:p>
          </table:table-cell>
          <table:table-cell table:style-name="Tabella4.D2" office:value-type="string">
            <text:p text:style-name="P42">S</text:p>
          </table:table-cell>
        </table:table-row>
        <table:table-row>
          <table:table-cell table:style-name="Tabella4.A3" office:value-type="string">
            <text:p text:style-name="P45">Autore</text:p>
          </table:table-cell>
          <table:table-cell table:style-name="Tabella4.A3" office:value-type="string">
            <text:p text:style-name="P45">Associazione</text:p>
          </table:table-cell>
          <table:table-cell table:style-name="Tabella4.A3" office:value-type="string">
            <text:p text:style-name="P45">1</text:p>
          </table:table-cell>
          <table:table-cell table:style-name="Tabella4.D3" office:value-type="string">
            <text:p text:style-name="P45">S</text:p>
          </table:table-cell>
        </table:table-row>
      </table:table>
      <text:p text:style-name="P12"/>
      <text:p text:style-name="P17"><text:span text:style-name="T9">Costo totale: </text:span><text:span text:style-name="T48">36</text:span><text:span text:style-name="T37">*10</text:span><text:span text:style-name="T32">6</text:span><text:span text:style-name="T38">al giorno </text:span><text:span text:style-name="T39">c</text:span><text:span text:style-name="T38">on la seconda operazione trascurabile</text:span></text:p>
      <text:p text:style-name="P7"/>
      <text:p text:style-name="P7"/>
      <text:p text:style-name="P7"><text:soft-page-break/></text:p>
      <text:p text:style-name="P17"><text:span text:style-name="T3">“</text:span><text:span text:style-name="T4">considerazion</text:span><text:span text:style-name="T10">i</text:span><text:span text:style-name="T25">”:</text:span></text:p>
      <text:p text:style-name="P18"><text:span text:style-name="T51">Ogni cuoco è autore di circa 3 ricette quindi possiamo associare un byte per</text:span><text:line-break/><text:span text:style-name="T51">ogni valore dell’attributo “numero ricette”.</text:span></text:p>
      <text:p text:style-name="P18"><text:span text:style-name="T52">Il dato ridondate richiede 3*27= 81 Byte di memoria aggiuntiva.</text:span></text:p>
      <text:p text:style-name="P33">In questo caso conviene mantenere il dato ridondante poiché in assenza di esso il numero degli accessi aumenta di <text:span text:style-name="T58">24</text:span>*10<text:span text:style-name="T27">6 </text:span><text:span text:style-name="T50"><text:s/>accessi al giorno</text:span>.</text:p>
      <text:p text:style-name="P3"/>
      <text:p text:style-name="P3">Utente:</text:p>
      <text:p text:style-name="P4">-<text:span text:style-name="T52">numero ricette:</text:span></text:p>
      <text:p text:style-name="P18"><text:span text:style-name="T5"><text:tab/>Operazione 1:“</text:span><text:span text:style-name="T26">trova numero ricette di un utente</text:span><text:span text:style-name="T5">”</text:span></text:p>
      <text:p text:style-name="P18"><text:span text:style-name="T5"><text:tab/>Operazione </text:span><text:span text:style-name="T9">2</text:span><text:span text:style-name="T5">:“</text:span><text:span text:style-name="T26">memorizza una ricetta di un utente</text:span><text:span text:style-name="T5">”</text:span></text:p>
      <text:p text:style-name="P13"/>
      <text:p text:style-name="P13">tavola degli accessi in caso di dato ridondante:</text:p>
      <text:p text:style-name="P57"><text:span text:style-name="T3">Operazione1: </text:span><text:span text:style-name="T7">1*</text:span><text:span text:style-name="T45">2*10</text:span><text:span text:style-name="T33">4</text:span><text:span text:style-name="T38">=</text:span><text:span text:style-name="T45">2*10</text:span><text:span text:style-name="T33">4 </text:span><text:span text:style-name="T38">al giorno</text:span></text:p>
      <table:table table:name="Tabella5" table:style-name="Tabella5">
        <table:table-column table:style-name="Tabella5.A" table:number-columns-repeated="3"/>
        <table:table-column table:style-name="Tabella5.D"/>
        <table:table-row>
          <table:table-cell table:style-name="Tabella5.A1" office:value-type="string">
            <text:p text:style-name="P39">Concetto </text:p>
          </table:table-cell>
          <table:table-cell table:style-name="Tabella5.A1" office:value-type="string">
            <text:p text:style-name="P39">Costrutto</text:p>
          </table:table-cell>
          <table:table-cell table:style-name="Tabella5.A1" office:value-type="string">
            <text:p text:style-name="P39">Accessi</text:p>
          </table:table-cell>
          <table:table-cell table:style-name="Tabella5.D1" office:value-type="string">
            <text:p text:style-name="P39">Tipo</text:p>
          </table:table-cell>
        </table:table-row>
        <table:table-row>
          <table:table-cell table:style-name="Tabella5.A2" office:value-type="string">
            <text:p text:style-name="P51">Utente</text:p>
          </table:table-cell>
          <table:table-cell table:style-name="Tabella5.A2" office:value-type="string">
            <text:p text:style-name="P43">Entità</text:p>
          </table:table-cell>
          <table:table-cell table:style-name="Tabella5.A2" office:value-type="string">
            <text:p text:style-name="P43">1</text:p>
          </table:table-cell>
          <table:table-cell table:style-name="Tabella5.D2" office:value-type="string">
            <text:p text:style-name="P43">L</text:p>
          </table:table-cell>
        </table:table-row>
      </table:table>
      <text:p text:style-name="P13"/>
      <text:p text:style-name="P28"><text:span text:style-name="T3">Operazione2:</text:span><text:span text:style-name="T18">10</text:span><text:span text:style-name="T12">*</text:span><text:span text:style-name="T20">7</text:span><text:span text:style-name="T18">= </text:span><text:span text:style-name="T20">70</text:span><text:span text:style-name="T3"> </text:span><text:span text:style-name="T7">al mese</text:span></text:p>
      <table:table table:name="Tabella6" table:style-name="Tabella6">
        <table:table-column table:style-name="Tabella6.A" table:number-columns-repeated="3"/>
        <table:table-column table:style-name="Tabella6.D"/>
        <table:table-row>
          <table:table-cell table:style-name="Tabella6.A1" office:value-type="string">
            <text:p text:style-name="P39">Concetto </text:p>
          </table:table-cell>
          <table:table-cell table:style-name="Tabella6.A1" office:value-type="string">
            <text:p text:style-name="P39">Costrutto</text:p>
          </table:table-cell>
          <table:table-cell table:style-name="Tabella6.A1" office:value-type="string">
            <text:p text:style-name="P39">Accessi</text:p>
          </table:table-cell>
          <table:table-cell table:style-name="Tabella6.D1" office:value-type="string">
            <text:p text:style-name="P39">Tipo</text:p>
          </table:table-cell>
        </table:table-row>
        <table:table-row>
          <table:table-cell table:style-name="Tabella6.A2" office:value-type="string">
            <text:p text:style-name="P43">Ricetta</text:p>
          </table:table-cell>
          <table:table-cell table:style-name="Tabella6.A2" office:value-type="string">
            <text:p text:style-name="P43">Entità</text:p>
          </table:table-cell>
          <table:table-cell table:style-name="Tabella6.A2" office:value-type="string">
            <text:p text:style-name="P43">1</text:p>
          </table:table-cell>
          <table:table-cell table:style-name="Tabella6.D2" office:value-type="string">
            <text:p text:style-name="P43">S</text:p>
          </table:table-cell>
        </table:table-row>
        <table:table-row>
          <table:table-cell table:style-name="Tabella6.A2" office:value-type="string">
            <text:p text:style-name="P53">Realizza</text:p>
          </table:table-cell>
          <table:table-cell table:style-name="Tabella6.A2" office:value-type="string">
            <text:p text:style-name="P46">Associazione</text:p>
          </table:table-cell>
          <table:table-cell table:style-name="Tabella6.A2" office:value-type="string">
            <text:p text:style-name="P46">1</text:p>
          </table:table-cell>
          <table:table-cell table:style-name="Tabella6.D2" office:value-type="string">
            <text:p text:style-name="P46">S</text:p>
          </table:table-cell>
        </table:table-row>
        <table:table-row>
          <table:table-cell table:style-name="Tabella6.A2" office:value-type="string">
            <text:p text:style-name="P53">Utente</text:p>
          </table:table-cell>
          <table:table-cell table:style-name="Tabella6.A2" office:value-type="string">
            <text:p text:style-name="P46">Entità</text:p>
          </table:table-cell>
          <table:table-cell table:style-name="Tabella6.A2" office:value-type="string">
            <text:p text:style-name="P46">1</text:p>
          </table:table-cell>
          <table:table-cell table:style-name="Tabella6.D2" office:value-type="string">
            <text:p text:style-name="P46">L</text:p>
          </table:table-cell>
        </table:table-row>
        <table:table-row>
          <table:table-cell table:style-name="Tabella6.A5" office:value-type="string">
            <text:p text:style-name="P53">Utente</text:p>
          </table:table-cell>
          <table:table-cell table:style-name="Tabella6.A5" office:value-type="string">
            <text:p text:style-name="P46">Entità</text:p>
          </table:table-cell>
          <table:table-cell table:style-name="Tabella6.A5" office:value-type="string">
            <text:p text:style-name="P46">1</text:p>
          </table:table-cell>
          <table:table-cell table:style-name="Tabella6.D5" office:value-type="string">
            <text:p text:style-name="P46">S</text:p>
          </table:table-cell>
        </table:table-row>
      </table:table>
      <text:p text:style-name="P13"/>
      <text:p text:style-name="P60"><text:span text:style-name="T5">C</text:span><text:span text:style-name="T3">osto totale: </text:span><text:span text:style-name="T45">2*10</text:span><text:span text:style-name="T33">4</text:span><text:span text:style-name="T36"> con la seconda operazione trascurabile</text:span></text:p>
      <text:p text:style-name="P13"/>
      <text:p text:style-name="P18"><text:span text:style-name="T5">tavola degli accessi in caso di </text:span><text:span text:style-name="T6">assenza di </text:span><text:span text:style-name="T5">dato ridondante:</text:span></text:p>
      <text:p text:style-name="P57"><text:span text:style-name="T3">Operazione1: </text:span><text:span text:style-name="T45">2*10</text:span><text:span text:style-name="T33">4</text:span><text:span text:style-name="T38">= </text:span><text:span text:style-name="T49">2</text:span><text:span text:style-name="T45">*10</text:span><text:span text:style-name="T33">4 </text:span><text:span text:style-name="T38">al giorno</text:span></text:p>
      <table:table table:name="Tabella7" table:style-name="Tabella7">
        <table:table-column table:style-name="Tabella7.A" table:number-columns-repeated="3"/>
        <table:table-column table:style-name="Tabella7.D"/>
        <table:table-row>
          <table:table-cell table:style-name="Tabella7.A1" office:value-type="string">
            <text:p text:style-name="P39">Concetto </text:p>
          </table:table-cell>
          <table:table-cell table:style-name="Tabella7.A1" office:value-type="string">
            <text:p text:style-name="P39">Costrutto</text:p>
          </table:table-cell>
          <table:table-cell table:style-name="Tabella7.A1" office:value-type="string">
            <text:p text:style-name="P39">Accessi</text:p>
          </table:table-cell>
          <table:table-cell table:style-name="Tabella7.D1" office:value-type="string">
            <text:p text:style-name="P39">Tipo</text:p>
          </table:table-cell>
        </table:table-row>
        <table:table-row>
          <table:table-cell table:style-name="Tabella7.A2" office:value-type="string">
            <text:p text:style-name="P53">Realizza</text:p>
          </table:table-cell>
          <table:table-cell table:style-name="Tabella7.A2" office:value-type="string">
            <text:p text:style-name="P46">Relazione</text:p>
          </table:table-cell>
          <table:table-cell table:style-name="Tabella7.A2" office:value-type="string">
            <text:p text:style-name="P53">1</text:p>
          </table:table-cell>
          <table:table-cell table:style-name="Tabella7.D2" office:value-type="string">
            <text:p text:style-name="P49">L</text:p>
          </table:table-cell>
        </table:table-row>
      </table:table>
      <text:p text:style-name="P13"/>
      <text:p text:style-name="P28"><text:span text:style-name="T3">Operazione2: </text:span><text:span text:style-name="T9">2*</text:span><text:span text:style-name="T13">10</text:span><text:span text:style-name="T9">=</text:span><text:span text:style-name="T13">20</text:span><text:span text:style-name="T9"> al mese</text:span></text:p>
      <table:table table:name="Tabella8" table:style-name="Tabella8">
        <table:table-column table:style-name="Tabella8.A" table:number-columns-repeated="3"/>
        <table:table-column table:style-name="Tabella8.D"/>
        <table:table-row>
          <table:table-cell table:style-name="Tabella8.A1" office:value-type="string">
            <text:p text:style-name="P39">Concetto </text:p>
          </table:table-cell>
          <table:table-cell table:style-name="Tabella8.A1" office:value-type="string">
            <text:p text:style-name="P39">Costrutto</text:p>
          </table:table-cell>
          <table:table-cell table:style-name="Tabella8.A1" office:value-type="string">
            <text:p text:style-name="P39">Accessi</text:p>
          </table:table-cell>
          <table:table-cell table:style-name="Tabella8.D1" office:value-type="string">
            <text:p text:style-name="P39">Tipo</text:p>
          </table:table-cell>
        </table:table-row>
        <table:table-row>
          <table:table-cell table:style-name="Tabella8.A2" office:value-type="string">
            <text:p text:style-name="P43">Ricetta</text:p>
          </table:table-cell>
          <table:table-cell table:style-name="Tabella8.A2" office:value-type="string">
            <text:p text:style-name="P43">Entità</text:p>
          </table:table-cell>
          <table:table-cell table:style-name="Tabella8.A2" office:value-type="string">
            <text:p text:style-name="P43">1</text:p>
          </table:table-cell>
          <table:table-cell table:style-name="Tabella8.D2" office:value-type="string">
            <text:p text:style-name="P43">S</text:p>
          </table:table-cell>
        </table:table-row>
        <table:table-row>
          <table:table-cell table:style-name="Tabella8.A3" office:value-type="string">
            <text:p text:style-name="P53">Realizza</text:p>
          </table:table-cell>
          <table:table-cell table:style-name="Tabella8.A3" office:value-type="string">
            <text:p text:style-name="P46">Associazione</text:p>
          </table:table-cell>
          <table:table-cell table:style-name="Tabella8.A3" office:value-type="string">
            <text:p text:style-name="P46">1</text:p>
          </table:table-cell>
          <table:table-cell table:style-name="Tabella8.D3" office:value-type="string">
            <text:p text:style-name="P46">S</text:p>
          </table:table-cell>
        </table:table-row>
      </table:table>
      <text:p text:style-name="P13"/>
      <text:p text:style-name="P59"><text:span text:style-name="T9">Costo totale: </text:span><text:span text:style-name="T24">2</text:span><text:span text:style-name="T21">*10</text:span><text:span text:style-name="T33">4</text:span><text:span text:style-name="T45"> </text:span><text:span text:style-name="T38">al giorno </text:span><text:span text:style-name="T39">c</text:span><text:span text:style-name="T38">on la seconda operazione trascurabile</text:span></text:p>
      <text:p text:style-name="P8"><text:soft-page-break/></text:p>
      <text:p text:style-name="P8"/>
      <text:p text:style-name="P8"/>
      <text:p text:style-name="P18"><text:span text:style-name="T3">“</text:span><text:span text:style-name="T4">considerazion</text:span><text:span text:style-name="T10">i</text:span><text:span text:style-name="T25">”:</text:span></text:p>
      <text:p text:style-name="P18"><text:span text:style-name="T51">Ogni Utente realizza circa 1 ricetta quindi possiamo associare un byte per</text:span><text:line-break/><text:span text:style-name="T51">ogni valore dell’attributo “numero ricette”.</text:span></text:p>
      <text:p text:style-name="P19"><text:span text:style-name="T52">Il dato ridondate richiede 1*</text:span><text:span text:style-name="T54">12*10</text:span><text:span text:style-name="T35">6</text:span><text:span text:style-name="T52">= </text:span><text:span text:style-name="T54">12*10</text:span><text:span text:style-name="T35">6</text:span><text:span text:style-name="T52">byte di memoria</text:span> <text:span text:style-name="T52">aggiuntiva.</text:span></text:p>
      <text:p text:style-name="P61">In questo caso conviene<text:span text:style-name="T56"> eliminare</text:span> il dato ridondante poiché <text:span text:style-name="T53">eliminandolo</text:span> il numero degli accessi <text:span text:style-name="T59">non varia occupando </text:span><text:span text:style-name="T54">12</text:span><text:span text:style-name="T55">MB</text:span> di memoria <text:span text:style-name="T56">aggiuntiva per il dato ridondante</text:span>.</text:p>
      <text:p text:style-name="P34"/>
      <text:p text:style-name="P4">-numero commenti:</text:p>
      <text:p text:style-name="P4"/>
      <text:p text:style-name="P9"><text:tab/><text:span text:style-name="T26">Operazione 1:“</text:span><text:span text:style-name="T1">trova numero </text:span><text:span text:style-name="T2">commenti</text:span><text:span text:style-name="T1"> di un utente</text:span><text:span text:style-name="T26">”</text:span></text:p>
      <text:p text:style-name="P20"><text:span text:style-name="T5"><text:tab/>Operazione </text:span><text:span text:style-name="T9">2</text:span><text:span text:style-name="T5">:“</text:span><text:span text:style-name="T26">memorizza un commento di un utente</text:span><text:span text:style-name="T5">”</text:span></text:p>
      <text:p text:style-name="P14"/>
      <text:p text:style-name="P14">tavola degli accessi in caso di dato ridondante:</text:p>
      <text:p text:style-name="P30"><text:span text:style-name="T3">Operazione1: </text:span><text:span text:style-name="T7">1*</text:span><text:span text:style-name="T15">2*</text:span><text:span text:style-name="T37">10</text:span><text:span text:style-name="T30">4</text:span><text:span text:style-name="T38">= </text:span><text:span text:style-name="T42">2</text:span><text:span text:style-name="T37">*10</text:span><text:span text:style-name="T30">4</text:span><text:span text:style-name="T38">al giorno</text:span></text:p>
      <table:table table:name="Tabella9" table:style-name="Tabella9">
        <table:table-column table:style-name="Tabella9.A" table:number-columns-repeated="3"/>
        <table:table-column table:style-name="Tabella9.D"/>
        <table:table-row>
          <table:table-cell table:style-name="Tabella9.A1" office:value-type="string">
            <text:p text:style-name="P40">Concetto </text:p>
          </table:table-cell>
          <table:table-cell table:style-name="Tabella9.A1" office:value-type="string">
            <text:p text:style-name="P40">Costrutto</text:p>
          </table:table-cell>
          <table:table-cell table:style-name="Tabella9.A1" office:value-type="string">
            <text:p text:style-name="P40">Accessi</text:p>
          </table:table-cell>
          <table:table-cell table:style-name="Tabella9.D1" office:value-type="string">
            <text:p text:style-name="P40">Tipo</text:p>
          </table:table-cell>
        </table:table-row>
        <table:table-row>
          <table:table-cell table:style-name="Tabella9.A2" office:value-type="string">
            <text:p text:style-name="P52">Utente</text:p>
          </table:table-cell>
          <table:table-cell table:style-name="Tabella9.A2" office:value-type="string">
            <text:p text:style-name="P44">Entità</text:p>
          </table:table-cell>
          <table:table-cell table:style-name="Tabella9.A2" office:value-type="string">
            <text:p text:style-name="P44">1</text:p>
          </table:table-cell>
          <table:table-cell table:style-name="Tabella9.D2" office:value-type="string">
            <text:p text:style-name="P44">L</text:p>
          </table:table-cell>
        </table:table-row>
      </table:table>
      <text:p text:style-name="P14"/>
      <text:p text:style-name="P29"><text:span text:style-name="T3">Operazione2:</text:span><text:span text:style-name="T12">7*</text:span><text:span text:style-name="T14">5=35</text:span><text:span text:style-name="T3"> </text:span><text:span text:style-name="T7">al mese</text:span></text:p>
      <table:table table:name="Tabella10" table:style-name="Tabella10">
        <table:table-column table:style-name="Tabella10.A" table:number-columns-repeated="3"/>
        <table:table-column table:style-name="Tabella10.D"/>
        <table:table-row>
          <table:table-cell table:style-name="Tabella10.A1" office:value-type="string">
            <text:p text:style-name="P40">Concetto </text:p>
          </table:table-cell>
          <table:table-cell table:style-name="Tabella10.A1" office:value-type="string">
            <text:p text:style-name="P40">Costrutto</text:p>
          </table:table-cell>
          <table:table-cell table:style-name="Tabella10.A1" office:value-type="string">
            <text:p text:style-name="P40">Accessi</text:p>
          </table:table-cell>
          <table:table-cell table:style-name="Tabella10.D1" office:value-type="string">
            <text:p text:style-name="P40">Tipo</text:p>
          </table:table-cell>
        </table:table-row>
        <table:table-row>
          <table:table-cell table:style-name="Tabella10.A2" office:value-type="string">
            <text:p text:style-name="P55">Commento</text:p>
          </table:table-cell>
          <table:table-cell table:style-name="Tabella10.A2" office:value-type="string">
            <text:p text:style-name="P44">Entità</text:p>
          </table:table-cell>
          <table:table-cell table:style-name="Tabella10.A2" office:value-type="string">
            <text:p text:style-name="P44">1</text:p>
          </table:table-cell>
          <table:table-cell table:style-name="Tabella10.D2" office:value-type="string">
            <text:p text:style-name="P44">S</text:p>
          </table:table-cell>
        </table:table-row>
        <table:table-row>
          <table:table-cell table:style-name="Tabella10.A2" office:value-type="string">
            <text:p text:style-name="P55">Posta</text:p>
          </table:table-cell>
          <table:table-cell table:style-name="Tabella10.A2" office:value-type="string">
            <text:p text:style-name="P47">Associazione</text:p>
          </table:table-cell>
          <table:table-cell table:style-name="Tabella10.A2" office:value-type="string">
            <text:p text:style-name="P47">1</text:p>
          </table:table-cell>
          <table:table-cell table:style-name="Tabella10.D2" office:value-type="string">
            <text:p text:style-name="P47">S</text:p>
          </table:table-cell>
        </table:table-row>
        <table:table-row>
          <table:table-cell table:style-name="Tabella10.A2" office:value-type="string">
            <text:p text:style-name="P54">Utente</text:p>
          </table:table-cell>
          <table:table-cell table:style-name="Tabella10.A2" office:value-type="string">
            <text:p text:style-name="P47">Entità</text:p>
          </table:table-cell>
          <table:table-cell table:style-name="Tabella10.A2" office:value-type="string">
            <text:p text:style-name="P47">1</text:p>
          </table:table-cell>
          <table:table-cell table:style-name="Tabella10.D2" office:value-type="string">
            <text:p text:style-name="P47">L</text:p>
          </table:table-cell>
        </table:table-row>
        <table:table-row>
          <table:table-cell table:style-name="Tabella10.A5" office:value-type="string">
            <text:p text:style-name="P54">Utente</text:p>
          </table:table-cell>
          <table:table-cell table:style-name="Tabella10.A5" office:value-type="string">
            <text:p text:style-name="P47">Entità</text:p>
          </table:table-cell>
          <table:table-cell table:style-name="Tabella10.A5" office:value-type="string">
            <text:p text:style-name="P47">1</text:p>
          </table:table-cell>
          <table:table-cell table:style-name="Tabella10.D5" office:value-type="string">
            <text:p text:style-name="P47">S</text:p>
          </table:table-cell>
        </table:table-row>
      </table:table>
      <text:p text:style-name="P14"/>
      <text:p text:style-name="P32"><text:span text:style-name="T5">C</text:span><text:span text:style-name="T3">osto totale:</text:span><text:span text:style-name="T42">2</text:span><text:span text:style-name="T37">*10</text:span><text:span text:style-name="T30">4</text:span><text:span text:style-name="T36"> con la seconda operazione trascurabile</text:span></text:p>
      <text:p text:style-name="P14"/>
      <text:p text:style-name="P20"><text:span text:style-name="T5">tavola degli accessi in caso di </text:span><text:span text:style-name="T6">assenza di </text:span><text:span text:style-name="T5">dato ridondante:</text:span></text:p>
      <text:p text:style-name="P29"><text:span text:style-name="T3">Operazione1: </text:span><text:span text:style-name="T24">10*2</text:span><text:span text:style-name="T37">*10</text:span><text:span text:style-name="T30">4</text:span><text:span text:style-name="T38">= </text:span><text:span text:style-name="T49">2</text:span><text:span text:style-name="T37">*10</text:span><text:span text:style-name="T34">5</text:span><text:span text:style-name="T38">al giorno</text:span></text:p>
      <table:table table:name="Tabella11" table:style-name="Tabella11">
        <table:table-column table:style-name="Tabella11.A" table:number-columns-repeated="3"/>
        <table:table-column table:style-name="Tabella11.D"/>
        <table:table-row>
          <table:table-cell table:style-name="Tabella11.A1" office:value-type="string">
            <text:p text:style-name="P40">Concetto </text:p>
          </table:table-cell>
          <table:table-cell table:style-name="Tabella11.A1" office:value-type="string">
            <text:p text:style-name="P40">Costrutto</text:p>
          </table:table-cell>
          <table:table-cell table:style-name="Tabella11.A1" office:value-type="string">
            <text:p text:style-name="P40">Accessi</text:p>
          </table:table-cell>
          <table:table-cell table:style-name="Tabella11.D1" office:value-type="string">
            <text:p text:style-name="P40">Tipo</text:p>
          </table:table-cell>
        </table:table-row>
        <table:table-row>
          <table:table-cell table:style-name="Tabella11.A2" office:value-type="string">
            <text:p text:style-name="P55">Posta</text:p>
          </table:table-cell>
          <table:table-cell table:style-name="Tabella11.A2" office:value-type="string">
            <text:p text:style-name="P47">Relazione</text:p>
          </table:table-cell>
          <table:table-cell table:style-name="Tabella11.A2" office:value-type="string">
            <text:p text:style-name="P56">1<text:span text:style-name="T57">0</text:span></text:p>
          </table:table-cell>
          <table:table-cell table:style-name="Tabella11.D2" office:value-type="string">
            <text:p text:style-name="P50">L</text:p>
          </table:table-cell>
        </table:table-row>
      </table:table>
      <text:p text:style-name="P14"/>
      <text:p text:style-name="P14"/>
      <text:p text:style-name="P29"><text:span text:style-name="T3"/></text:p>
      <text:p text:style-name="P29"><text:span text:style-name="T3"/></text:p>
      <text:p text:style-name="P29"><text:span text:style-name="T3"/></text:p>
      <text:p text:style-name="P29"><text:soft-page-break/><text:span text:style-name="T3">Operazione2: </text:span><text:span text:style-name="T9">2*</text:span><text:span text:style-name="T15">5</text:span><text:span text:style-name="T9">=</text:span><text:span text:style-name="T15">1</text:span><text:span text:style-name="T13">0</text:span><text:span text:style-name="T9"> al mese</text:span></text:p>
      <table:table table:name="Tabella12" table:style-name="Tabella12">
        <table:table-column table:style-name="Tabella12.A" table:number-columns-repeated="3"/>
        <table:table-column table:style-name="Tabella12.D"/>
        <table:table-row>
          <table:table-cell table:style-name="Tabella12.A1" office:value-type="string">
            <text:p text:style-name="P40">Concetto </text:p>
          </table:table-cell>
          <table:table-cell table:style-name="Tabella12.A1" office:value-type="string">
            <text:p text:style-name="P40">Costrutto</text:p>
          </table:table-cell>
          <table:table-cell table:style-name="Tabella12.A1" office:value-type="string">
            <text:p text:style-name="P40">Accessi</text:p>
          </table:table-cell>
          <table:table-cell table:style-name="Tabella12.D1" office:value-type="string">
            <text:p text:style-name="P40">Tipo</text:p>
          </table:table-cell>
        </table:table-row>
        <table:table-row>
          <table:table-cell table:style-name="Tabella12.A2" office:value-type="string">
            <text:p text:style-name="P55">Commento</text:p>
          </table:table-cell>
          <table:table-cell table:style-name="Tabella12.A2" office:value-type="string">
            <text:p text:style-name="P44">Entità</text:p>
          </table:table-cell>
          <table:table-cell table:style-name="Tabella12.A2" office:value-type="string">
            <text:p text:style-name="P44">1</text:p>
          </table:table-cell>
          <table:table-cell table:style-name="Tabella12.D2" office:value-type="string">
            <text:p text:style-name="P44">S</text:p>
          </table:table-cell>
        </table:table-row>
        <table:table-row>
          <table:table-cell table:style-name="Tabella12.A3" office:value-type="string">
            <text:p text:style-name="P55">Posta</text:p>
          </table:table-cell>
          <table:table-cell table:style-name="Tabella12.A3" office:value-type="string">
            <text:p text:style-name="P47">Associazione</text:p>
          </table:table-cell>
          <table:table-cell table:style-name="Tabella12.A3" office:value-type="string">
            <text:p text:style-name="P47">1</text:p>
          </table:table-cell>
          <table:table-cell table:style-name="Tabella12.D3" office:value-type="string">
            <text:p text:style-name="P47">S</text:p>
          </table:table-cell>
        </table:table-row>
      </table:table>
      <text:p text:style-name="P14"/>
      <text:p text:style-name="P21"><text:span text:style-name="T9">Costo totale:</text:span><text:span text:style-name="T49">2</text:span><text:span text:style-name="T37">*10</text:span><text:span text:style-name="T34">5 </text:span><text:span text:style-name="T38">al giorno </text:span><text:span text:style-name="T39">c</text:span><text:span text:style-name="T38">on la seconda operazione trascurabile</text:span></text:p>
      <text:p text:style-name="P6"/>
      <text:p text:style-name="P6"/>
      <text:p text:style-name="P6"/>
      <text:p text:style-name="P20"><text:span text:style-name="T3">“</text:span><text:span text:style-name="T4">considerazion</text:span><text:span text:style-name="T10">i</text:span><text:span text:style-name="T25">”:</text:span></text:p>
      <text:p text:style-name="P22"><text:span text:style-name="T51">Ogni Utente posta circa 1 commento quindi possiamo associare un byte per</text:span><text:line-break/><text:span text:style-name="T51">ogni valore dell’attributo “numero commenti”.</text:span></text:p>
      <text:p text:style-name="P23"><text:span text:style-name="T52">Il dato ridondate richiede 1*</text:span><text:span text:style-name="T54">12*10</text:span><text:span text:style-name="T35">6</text:span><text:span text:style-name="T52">= </text:span><text:span text:style-name="T54">12*10</text:span><text:span text:style-name="T35">6</text:span><text:span text:style-name="T52">byte di memoria</text:span> <text:span text:style-name="T52">aggiuntiva.</text:span></text:p>
      <text:p text:style-name="P35">In questo caso conviene <text:span text:style-name="T56">non eliminare</text:span> il dato ridondante poiché <text:span text:style-name="T53">eliminandolo</text:span> il numero degli accessi <text:span text:style-name="T59">diventa</text:span><text:span text:style-name="T31"> </text:span><text:span text:style-name="T49">2*10</text:span><text:span text:style-name="T34">5</text:span><text:span text:style-name="T49"> </text:span><text:span text:style-name="T38">al giorno</text:span><text:span text:style-name="T53"> con </text:span><text:span text:style-name="T54">12</text:span><text:span text:style-name="T55">MB</text:span> di memoria <text:span text:style-name="T56">aggiuntiva per il dato ridondante</text:span>.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7:26:06.334495216</meta:creation-date>
    <dc:date>2019-06-22T12:28:50.520638781</dc:date>
    <meta:editing-duration>PT1H27M41S</meta:editing-duration>
    <meta:editing-cycles>20</meta:editing-cycles>
    <meta:generator>LibreOffice/6.0.7.3$Linux_X86_64 LibreOffice_project/00m0$Build-3</meta:generator>
    <meta:document-statistic meta:table-count="12" meta:image-count="0" meta:object-count="0" meta:page-count="4" meta:paragraph-count="194" meta:word-count="528" meta:character-count="3416" meta:non-whitespace-character-count="3063"/>
  </office:meta>
</office:document-meta>
</file>